
<file path=META-INF/manifest.xml><?xml version="1.0" encoding="utf-8"?>
<manifest:manifest xmlns:manifest="urn:oasis:names:tc:opendocument:xmlns:manifest:1.0" manifest:version="1.2">
  <manifest:file-entry manifest:full-path="/" manifest:version="1.2" manifest:media-type="application/vnd.oasis.opendocument.text-templat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3B539D8A11.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076in" fo:margin-left="1.0799in" fo:margin-top="0in" fo:margin-bottom="0in" table:align="left" style:writing-mode="lr-tb"/>
    </style:style>
    <style:style style:name="Table1.A" style:family="table-column">
      <style:table-column-properties style:column-width="5.8076in"/>
    </style:style>
    <style:style style:name="Table1.1" style:family="table-row">
      <style:table-row-properties fo:keep-together="auto"/>
    </style:style>
    <style:style style:name="Table1.A1" style:family="table-cell">
      <style:table-cell-properties fo:background-color="#b2b2b2" fo:padding-left="0.0521in" fo:padding-right="0.0486in" fo:padding-top="0in" fo:padding-bottom="0in" fo:border="0.5pt solid #00000a">
        <style:background-image/>
      </style:table-cell-properties>
    </style:style>
    <style:style style:name="Table1.A2" style:family="table-cell">
      <style:table-cell-properties fo:padding-left="0.0521in" fo:padding-right="0.0486in" fo:padding-top="0in" fo:padding-bottom="0in" fo:border="0.5pt solid #00000a"/>
    </style:style>
    <style:style style:name="Table1.A3" style:family="table-cell">
      <style:table-cell-properties fo:padding-left="0.0521in" fo:padding-right="0.0486in" fo:padding-top="0in" fo:padding-bottom="0in" fo:border="0.5pt solid #00000a"/>
    </style:style>
    <style:style style:name="Table1.A4" style:family="table-cell">
      <style:table-cell-properties fo:padding-left="0.0521in" fo:padding-right="0.0486in" fo:padding-top="0in" fo:padding-bottom="0in" fo:border="0.5pt solid #00000a"/>
    </style:style>
    <style:style style:name="Table1.A5" style:family="table-cell">
      <style:table-cell-properties fo:padding-left="0.0521in" fo:padding-right="0.0486in" fo:padding-top="0in" fo:padding-bottom="0in" fo:border="0.5pt solid #00000a"/>
    </style:style>
    <style:style style:name="Table1.A6" style:family="table-cell">
      <style:table-cell-properties fo:padding-left="0.0521in" fo:padding-right="0.0486in" fo:padding-top="0in" fo:padding-bottom="0in" fo:border="0.5pt solid #00000a"/>
    </style:style>
    <style:style style:name="Table1.A7" style:family="table-cell">
      <style:table-cell-properties fo:padding-left="0.0521in" fo:padding-right="0.0486in" fo:padding-top="0in" fo:padding-bottom="0in" fo:border="0.5pt solid #00000a"/>
    </style:style>
    <style:style style:name="Table1.A8" style:family="table-cell">
      <style:table-cell-properties fo:padding-left="0.0521in" fo:padding-right="0.0486in" fo:padding-top="0in" fo:padding-bottom="0in" fo:border="0.5pt solid #00000a"/>
    </style:style>
    <style:style style:name="Table1.A9" style:family="table-cell">
      <style:table-cell-properties fo:padding-left="0.0521in" fo:padding-right="0.0486in" fo:padding-top="0in" fo:padding-bottom="0in" fo:border="0.5pt solid #00000a"/>
    </style:style>
    <style:style style:name="Table1.A10" style:family="table-cell">
      <style:table-cell-properties fo:padding-left="0.0521in" fo:padding-right="0.0486in" fo:padding-top="0in" fo:padding-bottom="0in" fo:border="0.5pt solid #00000a"/>
    </style:style>
    <style:style style:name="Table1.A11" style:family="table-cell">
      <style:table-cell-properties fo:padding-left="0.0521in" fo:padding-right="0.0486in" fo:padding-top="0in" fo:padding-bottom="0in" fo:border="0.5pt solid #00000a"/>
    </style:style>
    <style:style style:name="Table1.A12" style:family="table-cell">
      <style:table-cell-properties fo:padding-left="0.0521in" fo:padding-right="0.0486in" fo:padding-top="0in" fo:padding-bottom="0in" fo:border="0.5pt solid #00000a"/>
    </style:style>
    <style:style style:name="Table1.A13" style:family="table-cell">
      <style:table-cell-properties fo:padding-left="0.0521in" fo:padding-right="0.0486in" fo:padding-top="0in" fo:padding-bottom="0in" fo:border="0.5pt solid #00000a"/>
    </style:style>
    <style:style style:name="Table1.A14" style:family="table-cell">
      <style:table-cell-properties fo:padding-left="0.0521in" fo:padding-right="0.0486in" fo:padding-top="0in" fo:padding-bottom="0in" fo:border="0.5pt solid #00000a"/>
    </style:style>
    <style:style style:name="Table1.A15" style:family="table-cell">
      <style:table-cell-properties fo:padding-left="0.0521in" fo:padding-right="0.0486in" fo:padding-top="0in" fo:padding-bottom="0in" fo:border="0.5pt solid #00000a"/>
    </style:style>
    <style:style style:name="Table3" style:family="table">
      <style:table-properties style:width="6.3875in" fo:margin-left="0.3188in" fo:margin-top="0in" fo:margin-bottom="0in" table:align="left" style:writing-mode="lr-tb"/>
    </style:style>
    <style:style style:name="Table3.A" style:family="table-column">
      <style:table-column-properties style:column-width="3.3229in"/>
    </style:style>
    <style:style style:name="Table3.B" style:family="table-column">
      <style:table-column-properties style:column-width="3.0646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none"/>
    </style:style>
    <style:style style:name="Table3.A2" style:family="table-cell">
      <style:table-cell-properties fo:padding-left="0.075in" fo:padding-right="0.075in" fo:padding-top="0in" fo:padding-bottom="0in" fo:border="none"/>
    </style:style>
    <style:style style:name="Table3.B3" style:family="table-cell">
      <style:table-cell-properties fo:padding-left="0.075in" fo:padding-right="0.075in" fo:padding-top="0in" fo:padding-bottom="0in" fo:border="none"/>
    </style:style>
    <style:style style:name="P1" style:family="paragraph" style:parent-style-name="Standard">
      <style:paragraph-properties fo:margin-left="0.3937in" fo:margin-right="-0.3953in" fo:text-align="justify" style:justify-single-word="false" fo:text-indent="0in" style:auto-text-indent="false"/>
    </style:style>
    <style:style style:name="P2" style:family="paragraph" style:parent-style-name="Standard">
      <style:paragraph-properties fo:margin-left="0.3937in" fo:margin-right="-0.3953in" fo:text-align="center" style:justify-single-word="false" fo:text-indent="0in" style:auto-text-indent="false"/>
      <style:text-properties style:font-name="Arial1" fo:font-size="11pt" fo:language="es" fo:country="MX" style:font-size-asian="11pt" style:font-name-complex="Arial2" style:font-size-complex="11pt"/>
    </style:style>
    <style:style style:name="P3" style:family="paragraph" style:parent-style-name="Standard" style:list-style-name="L5">
      <style:paragraph-properties fo:margin-left="0.3937in" fo:margin-right="-0.3953in" fo:text-align="justify" style:justify-single-word="false" fo:text-indent="0in" style:auto-text-indent="false">
        <style:tab-stops>
          <style:tab-stop style:position="0.9846in"/>
        </style:tab-stops>
      </style:paragraph-properties>
      <style:text-properties style:font-name="Arial1" fo:font-size="11pt" style:font-size-asian="11pt" style:font-name-complex="Arial2" style:font-size-complex="11pt"/>
    </style:style>
    <style:style style:name="P4" style:family="paragraph" style:parent-style-name="Standard" style:list-style-name="L5">
      <style:paragraph-properties fo:margin-left="0.3937in" fo:margin-right="-0.3953in" fo:text-align="justify" style:justify-single-word="false" fo:text-indent="0in" style:auto-text-indent="false">
        <style:tab-stops>
          <style:tab-stop style:position="0.3937in"/>
          <style:tab-stop style:position="0.9846in"/>
        </style:tab-stops>
      </style:paragraph-properties>
      <style:text-properties style:font-name="Arial1" fo:font-size="11pt" style:font-size-asian="11pt" style:font-name-complex="Arial2" style:font-size-complex="11pt"/>
    </style:style>
    <style:style style:name="P5" style:family="paragraph" style:parent-style-name="Standard">
      <style:paragraph-properties fo:margin-left="0.3937in" fo:margin-right="-0.3953in" fo:text-align="start" style:justify-single-word="false" fo:text-indent="0in" style:auto-text-indent="false"/>
      <style:text-properties style:font-name="Arial1" fo:font-size="11pt" style:font-size-asian="11pt" style:font-name-complex="Arial2" style:font-size-complex="11pt"/>
    </style:style>
    <style:style style:name="P6" style:family="paragraph" style:parent-style-name="Standard">
      <style:paragraph-properties fo:margin-left="0.3937in" fo:margin-right="-0.3953in" fo:text-align="start" style:justify-single-word="false" fo:text-indent="0in" style:auto-text-indent="false"/>
    </style:style>
    <style:style style:name="P7" style:family="paragraph" style:parent-style-name="Standard" style:list-style-name="L3">
      <style:paragraph-properties fo:margin-left="0.3937in" fo:margin-right="-0.3953in" fo:text-align="justify" style:justify-single-word="false" fo:text-indent="0in" style:auto-text-indent="false">
        <style:tab-stops>
          <style:tab-stop style:position="0.3937in"/>
        </style:tab-stops>
      </style:paragraph-properties>
      <style:text-properties style:font-name="ARIAL" fo:font-weight="bold" style:font-weight-asian="bold" style:font-weight-complex="bold"/>
    </style:style>
    <style:style style:name="P8" style:family="paragraph" style:parent-style-name="Standard">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9"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style:font-size-asian="11pt" style:font-weight-asian="bold" style:font-name-complex="Arial2" style:font-size-complex="11pt"/>
    </style:style>
    <style:style style:name="P10" style:family="paragraph" style:parent-style-name="Standard">
      <style:paragraph-properties fo:margin-left="0in" fo:margin-right="-0.3953in" fo:text-indent="0in" style:auto-text-indent="false">
        <style:tab-stops>
          <style:tab-stop style:position="2.0417in"/>
        </style:tab-stops>
      </style:paragraph-properties>
      <style:text-properties style:font-name="Arial1" fo:font-size="11pt" fo:language="es" fo:country="MX" fo:font-weight="bold" style:font-size-asian="11pt" style:font-weight-asian="bold" style:font-name-complex="Arial2" style:font-size-complex="11pt"/>
    </style:style>
    <style:style style:name="P11" style:family="paragraph" style:parent-style-name="Standard">
      <style:paragraph-properties fo:margin-left="0in" fo:margin-right="-0.3953in" fo:text-indent="0in" style:auto-text-indent="false"/>
      <style:text-properties style:font-name="Arial1" fo:font-size="11pt" fo:language="es" fo:country="MX" fo:font-weight="bold" style:font-size-asian="11pt" style:font-weight-asian="bold" style:font-name-complex="Arial2" style:font-size-complex="11pt"/>
    </style:style>
    <style:style style:name="P12"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fo:background-color="#ffff66" style:font-size-asian="11pt" style:font-weight-asian="bold" style:font-name-complex="Arial2" style:font-size-complex="11pt"/>
    </style:style>
    <style:style style:name="P13"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4" style:family="paragraph" style:parent-style-name="Standard">
      <style:paragraph-properties fo:margin-left="0in" fo:margin-right="-0.3953in"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5"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background-color="#00cc00" style:font-size-asian="11pt" style:font-name-complex="Arial2" style:font-size-complex="11pt"/>
    </style:style>
    <style:style style:name="P16" style:family="paragraph" style:parent-style-name="Standard">
      <style:paragraph-properties fo:margin-left="0in" fo:margin-right="-0.3953in" fo:text-align="center" style:justify-single-word="false" fo:text-indent="0in" style:auto-text-indent="false">
        <style:tab-stops>
          <style:tab-stop style:position="0.5in"/>
          <style:tab-stop style:position="1.7354in" style:type="center"/>
        </style:tab-stops>
      </style:paragraph-properties>
      <style:text-properties style:font-name="Arial1" fo:font-size="11pt" fo:language="es" fo:country="MX" fo:background-color="#00cc00" style:font-size-asian="11pt" style:font-name-complex="Arial2" style:font-size-complex="11pt"/>
    </style:style>
    <style:style style:name="P17" style:family="paragraph" style:parent-style-name="Standard">
      <style:paragraph-properties fo:margin-left="0in" fo:margin-right="-0.3953in" fo:text-indent="0in" style:auto-text-indent="false"/>
      <style:text-properties style:font-name="Arial1" fo:font-size="11pt" fo:language="es" fo:country="MX" fo:background-color="#00cc00" style:font-size-asian="11pt" style:font-name-complex="Arial2" style:font-size-complex="11pt"/>
    </style:style>
    <style:style style:name="P18" style:family="paragraph" style:parent-style-name="Standard">
      <style:paragraph-properties fo:margin-left="0in" fo:margin-right="-0.3953in" fo:text-indent="0in" style:auto-text-indent="false"/>
      <style:text-properties style:font-name="Arial1" fo:font-size="11pt" style:font-size-asian="11pt" style:font-name-complex="Arial2" style:font-size-complex="11pt" style:font-style-complex="italic"/>
    </style:style>
    <style:style style:name="P19" style:family="paragraph" style:parent-style-name="Standard">
      <style:paragraph-properties fo:margin-left="0in" fo:margin-right="-0.3953in" fo:text-align="justify" style:justify-single-word="false" fo:text-indent="0in" style:auto-text-indent="false"/>
      <style:text-properties style:font-name="Arial1" fo:font-size="11pt" fo:font-style="italic" style:font-size-asian="11pt" style:font-style-asian="italic" style:font-name-complex="Arial2" style:font-size-complex="11pt" style:font-style-complex="italic"/>
    </style:style>
    <style:style style:name="P20" style:family="paragraph" style:parent-style-name="Standard">
      <style:paragraph-properties fo:margin-left="0in" fo:margin-right="-0.3953in" fo:text-align="start" style:justify-single-word="false" fo:text-indent="0in" style:auto-text-indent="false">
        <style:tab-stops>
          <style:tab-stop style:position="2.4791in"/>
        </style:tab-stops>
      </style:paragraph-properties>
      <style:text-properties style:font-name="Arial1" fo:font-size="10pt" style:font-size-asian="10pt" style:font-name-complex="Arial2" style:font-size-complex="10pt"/>
    </style:style>
    <style:style style:name="P21" style:family="paragraph" style:parent-style-name="Standard">
      <style:paragraph-properties fo:margin-left="0in" fo:margin-right="-0.3953in" fo:text-align="center" style:justify-single-word="false" fo:text-indent="0in" style:auto-text-indent="false"/>
      <style:text-properties fo:color="#ffffff" fo:font-size="11pt" fo:language="none" fo:country="none" style:font-size-asian="11pt" style:font-name-complex="Arial2" style:font-size-complex="11pt"/>
    </style:style>
    <style:style style:name="P22" style:family="paragraph" style:parent-style-name="Standard">
      <style:paragraph-properties fo:margin-left="0in" fo:margin-right="-0.3953in" fo:text-indent="0in" style:auto-text-indent="false">
        <style:tab-stops>
          <style:tab-stop style:position="0.2917in"/>
        </style:tab-stops>
      </style:paragraph-properties>
      <style:text-properties fo:color="#ff0000" style:font-name="Arial1" fo:font-size="11pt" fo:font-style="italic" fo:background-color="#00cc00" style:font-size-asian="11pt" style:font-style-asian="italic" style:font-name-complex="Arial2" style:font-size-complex="11pt" style:font-style-complex="italic"/>
    </style:style>
    <style:style style:name="P23" style:family="paragraph" style:parent-style-name="Standard">
      <style:paragraph-properties fo:margin-left="0in" fo:margin-right="-0.3953in" fo:text-align="center" style:justify-single-word="false" fo:text-indent="0in" style:auto-text-indent="false"/>
      <style:text-properties fo:background-color="#00cc00"/>
    </style:style>
    <style:style style:name="P24" style:family="paragraph" style:parent-style-name="Standard">
      <style:paragraph-properties fo:margin-left="0in" fo:margin-right="-0.3953in" fo:text-indent="0in" style:auto-text-indent="false"/>
      <style:text-properties fo:background-color="#00cc00"/>
    </style:style>
    <style:style style:name="P25" style:family="paragraph" style:parent-style-name="Standard">
      <style:paragraph-properties fo:margin-left="0in" fo:margin-right="-0.3953in" fo:text-indent="0in" style:auto-text-indent="false"/>
      <style:text-properties style:text-underline-style="solid" style:text-underline-width="auto" style:text-underline-color="font-color"/>
    </style:style>
    <style:style style:name="P26" style:family="paragraph" style:parent-style-name="Standard">
      <style:paragraph-properties fo:margin-left="0.0492in" fo:margin-right="0in" fo:text-align="center" style:justify-single-word="false" fo:text-indent="0in" style:auto-text-indent="false"/>
      <style:text-properties style:font-name="Arial1" fo:font-size="11pt" fo:letter-spacing="0.028in" fo:language="en" fo:country="US" fo:font-weight="bold" style:font-size-asian="11pt" style:font-weight-asian="bold" style:font-name-complex="Arial2" style:font-size-complex="11pt"/>
    </style:style>
    <style:style style:name="P27" style:family="paragraph" style:parent-style-name="Standard">
      <style:paragraph-properties fo:margin-left="0.0492in" fo:margin-right="0.05in" fo:text-indent="0in" style:auto-text-indent="false"/>
      <style:text-properties style:font-name="Arial1" fo:font-size="11pt" style:font-size-asian="11pt" style:font-name-complex="Arial2" style:font-size-complex="11pt"/>
    </style:style>
    <style:style style:name="P28" style:family="paragraph" style:parent-style-name="Standard" style:list-style-name="L5">
      <style:paragraph-properties fo:margin-left="0.9846in" fo:margin-right="-0.3953in" fo:margin-top="0in" fo:margin-bottom="0.0835in" fo:text-align="justify" style:justify-single-word="false" fo:text-indent="-0.5909in" style:auto-text-indent="false">
        <style:tab-stops>
          <style:tab-stop style:position="0.3937in"/>
          <style:tab-stop style:position="0.9846in"/>
        </style:tab-stops>
      </style:paragraph-properties>
      <style:text-properties style:font-name="Arial1" fo:font-size="11pt" fo:font-weight="normal" style:font-size-asian="11pt" style:font-weight-asian="normal" style:font-name-complex="Arial2" style:font-size-complex="11pt" style:font-weight-complex="normal"/>
    </style:style>
    <style:style style:name="P29" style:family="paragraph" style:parent-style-name="Text_20_body">
      <style:paragraph-properties fo:margin-left="0.3937in" fo:margin-right="-0.3953in" fo:margin-top="0in" fo:margin-bottom="0.0835in" fo:text-align="start" style:justify-single-word="false" fo:text-indent="0in" style:auto-text-indent="false"/>
    </style:style>
    <style:style style:name="P30" style:family="paragraph" style:parent-style-name="Text_20_body" style:master-page-name="">
      <style:paragraph-properties fo:margin-left="0.1457in" fo:margin-right="-0.0626in" fo:margin-top="0in" fo:margin-bottom="0.0835in" fo:text-align="justify" style:justify-single-word="false" fo:text-indent="0in" style:auto-text-indent="false" style:page-number="auto"/>
    </style:style>
    <style:style style:name="P31" style:family="paragraph" style:parent-style-name="Text_20_body">
      <style:paragraph-properties fo:margin-left="0.1457in" fo:margin-right="-0.0626in" fo:margin-top="0in" fo:margin-bottom="0.0835in" fo:text-align="justify" style:justify-single-word="false" fo:text-indent="0in" style:auto-text-indent="false"/>
    </style:style>
    <style:style style:name="P32" style:family="paragraph" style:parent-style-name="Text_20_body">
      <style:paragraph-properties fo:margin-left="0.1457in" fo:margin-right="-0.0626in" fo:margin-top="0in" fo:margin-bottom="0.0835in" fo:text-align="center" style:justify-single-word="false" fo:text-indent="0in" style:auto-text-indent="false"/>
    </style:style>
    <style:style style:name="P33" style:family="paragraph" style:parent-style-name="Text_20_body" style:list-style-name="L1">
      <style:paragraph-properties fo:margin-left="0.1457in" fo:margin-right="-0.0626in" fo:margin-top="0in" fo:margin-bottom="0.0835in" fo:text-align="justify" style:justify-single-word="false" fo:text-indent="0in" style:auto-text-indent="false"/>
      <style:text-properties style:font-name="ARIAL"/>
    </style:style>
    <style:style style:name="P3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style:style>
    <style:style style:name="P35"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3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7"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8"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41" style:family="paragraph" style:parent-style-name="Text_20_body" style:list-style-name="L2">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4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3"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4" style:family="paragraph" style:parent-style-name="Text_20_body" style:list-style-name="L2">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5"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7"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8"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9"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0"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1"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3"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5"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7"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8" style:family="paragraph" style:parent-style-name="Text_20_body" style:list-style-name="L6">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1"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2"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63"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64"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5" style:family="paragraph" style:parent-style-name="Text_20_body">
      <style:paragraph-properties fo:margin-left="0in" fo:margin-right="-0.3953in" fo:margin-top="0in" fo:margin-bottom="0.0835in" fo:text-align="start" style:justify-single-word="false" fo:text-indent="0in" style:auto-text-indent="false"/>
    </style:style>
    <style:style style:name="P66" style:family="paragraph" style:parent-style-name="Header">
      <style:paragraph-properties fo:text-align="end" style:justify-single-word="false"/>
      <style:text-properties style:font-name="Arial" fo:font-size="11pt" fo:font-weight="bold" style:font-size-asian="11pt" style:font-weight-asian="bold" style:font-size-complex="11pt" style:font-weight-complex="bold"/>
    </style:style>
    <style:style style:name="P67"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P68" style:family="paragraph" style:parent-style-name="Heading_20_1">
      <style:paragraph-properties fo:margin-left="0.3937in" fo:margin-right="-0.3953in" fo:margin-top="0in" fo:margin-bottom="0.0835in" fo:text-align="center"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69" style:family="paragraph" style:parent-style-name="Table_20_Contents">
      <style:paragraph-properties fo:text-align="start" style:justify-single-word="false"/>
      <style:text-properties style:font-name="Arial Narrow" fo:font-size="11pt" style:font-size-asian="11pt" style:font-size-complex="11pt"/>
    </style:style>
    <style:style style:name="P70" style:family="paragraph" style:parent-style-name="Table_20_Contents">
      <style:paragraph-properties fo:text-align="center" style:justify-single-word="false"/>
      <style:text-properties style:font-name="Arial Narrow" fo:font-size="9pt" style:font-size-asian="9pt" style:font-size-complex="9pt"/>
    </style:style>
    <style:style style:name="P71"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T1" style:family="text">
      <style:text-properties fo:font-size="11pt" fo:font-weight="normal" style:font-size-asian="11pt" style:font-weight-asian="normal" style:font-name-complex="Arial2" style:font-size-complex="11pt" style:font-weight-complex="bold"/>
    </style:style>
    <style:style style:name="T2" style:family="text">
      <style:text-properties fo:font-size="11pt" fo:font-weight="normal" style:font-size-asian="11pt" style:font-weight-asian="normal" style:font-name-complex="Arial2" style:font-size-complex="11pt" style:font-weight-complex="normal"/>
    </style:style>
    <style:style style:name="T3" style:family="text">
      <style:text-properties fo:font-size="11pt" fo:font-weight="normal" fo:background-color="#ffff00" style:font-size-asian="11pt" style:font-weight-asian="normal" style:font-name-complex="Arial2" style:font-size-complex="11pt" style:font-weight-complex="bold"/>
    </style:style>
    <style:style style:name="T4" style:family="text">
      <style:text-properties fo:font-size="11pt" style:font-size-asian="11pt" style:font-name-complex="Arial2" style:font-size-complex="11pt"/>
    </style:style>
    <style:style style:name="T5" style:family="text">
      <style:text-properties fo:font-size="11pt" style:font-size-asian="11pt" style:font-name-complex="Arial2" style:font-size-complex="11pt"/>
    </style:style>
    <style:style style:name="T6" style:family="text">
      <style:text-properties fo:font-size="11pt" style:font-size-asian="11pt" style:font-name-complex="Arial2" style:font-size-complex="11pt"/>
    </style:style>
    <style:style style:name="T7" style:family="text">
      <style:text-properties fo:font-size="11pt" style:font-size-asian="11pt" style:font-name-complex="Arial2" style:font-size-complex="11pt"/>
    </style:style>
    <style:style style:name="T8" style:family="text">
      <style:text-properties fo:font-size="11pt" style:font-size-asian="11pt" style:font-size-complex="11pt"/>
    </style:style>
    <style:style style:name="T9" style:family="text">
      <style:text-properties fo:font-size="11pt" style:text-underline-style="solid" style:text-underline-width="auto" style:text-underline-color="font-color" style:font-size-asian="11pt" style:font-name-complex="Arial2" style:font-size-complex="11pt"/>
    </style:style>
    <style:style style:name="T10" style:family="text">
      <style:text-properties fo:font-size="11pt" style:text-underline-style="solid" style:text-underline-width="auto" style:text-underline-color="font-color" style:font-size-asian="11pt" style:font-size-complex="11pt"/>
    </style:style>
    <style:style style:name="T11"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12"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15" style:family="text">
      <style:text-properties fo:font-size="11pt" style:text-underline-style="solid" style:text-underline-width="auto" style:text-underline-color="font-color" fo:font-weight="bold" fo:background-color="#ffff66" style:font-size-asian="11pt" style:font-weight-asian="bold" style:font-size-complex="11pt" style:font-weight-complex="bold"/>
    </style:style>
    <style:style style:name="T16" style:family="text">
      <style:text-properties fo:font-size="11pt" fo:font-weight="bold" style:font-size-asian="11pt" style:font-weight-asian="bold" style:font-name-complex="Arial2" style:font-size-complex="11pt" style:font-weight-complex="bold"/>
    </style:style>
    <style:style style:name="T17" style:family="text">
      <style:text-properties fo:font-size="11pt" fo:font-weight="bold" style:font-size-asian="11pt" style:font-weight-asian="bold" style:font-name-complex="Arial2" style:font-size-complex="11pt" style:font-weight-complex="bold"/>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fo:font-weight="bold" fo:background-color="#ffff66" style:font-size-asian="11pt" style:font-weight-asian="bold" style:font-name-complex="Arial2" style:font-size-complex="11pt" style:font-weight-complex="bold"/>
    </style:style>
    <style:style style:name="T20" style:family="text">
      <style:text-properties fo:font-size="11pt" fo:background-color="#ffff66" style:font-size-asian="11pt" style:font-name-complex="Arial2" style:font-size-complex="11pt"/>
    </style:style>
    <style:style style:name="T21" style:family="text">
      <style:text-properties fo:font-size="11pt" style:text-underline-style="none" fo:font-weight="bold" style:font-size-asian="11pt" style:font-weight-asian="bold" style:font-name-complex="Arial2" style:font-size-complex="11pt" style:font-weight-complex="bold"/>
    </style:style>
    <style:style style:name="T22" style:family="text">
      <style:text-properties fo:font-size="11pt" style:text-underline-style="none" style:font-size-asian="11pt" style:font-name-complex="Arial2" style:font-size-complex="11pt"/>
    </style:style>
    <style:style style:name="T23" style:family="text">
      <style:text-properties fo:color="#c00000" style:font-name="Arial" fo:font-size="11pt" style:font-size-asian="11pt" style:font-name-complex="Arial2" style:font-size-complex="11pt" style:font-weight-complex="bold"/>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background-color="#ffff00"/>
    </style:style>
    <style:style style:name="T27" style:family="text">
      <style:text-properties style:use-window-font-color="true" style:font-name="Arial" fo:font-size="11pt" style:text-underline-style="solid" style:text-underline-width="auto" style:text-underline-color="font-color" style:font-size-asian="11pt" style:font-name-complex="Arial2" style:font-size-complex="11pt" style:font-weight-complex="bold"/>
    </style:style>
    <style:style style:name="T28" style:family="text">
      <style:text-properties style:font-name="Arial1" fo:font-size="11pt" style:font-size-asian="11pt" style:font-name-complex="Arial2" style:font-size-complex="11pt"/>
    </style:style>
    <style:style style:name="T29" style:family="text">
      <style:text-properties style:font-name="Arial1" fo:font-size="11pt" style:font-size-asian="11pt" style:font-name-complex="Arial2" style:font-size-complex="11pt" style:font-weight-complex="bold"/>
    </style:style>
    <style:style style:name="T30" style:family="text">
      <style:text-properties style:font-name="Arial1" fo:font-size="11pt" style:font-size-asian="11pt" style:font-name-complex="Arial2" style:font-size-complex="11pt"/>
    </style:style>
    <style:style style:name="T31" style:family="text">
      <style:text-properties style:font-name="Arial1" fo:font-size="11pt" style:font-size-asian="11pt" style:font-name-complex="Arial2" style:font-size-complex="11pt" style:font-style-complex="italic"/>
    </style:style>
    <style:style style:name="T32"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33"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style-complex="italic"/>
    </style:style>
    <style:style style:name="T34" style:family="text">
      <style:text-properties style:font-name="Arial1" fo:font-size="11pt" style:text-underline-style="solid" style:text-underline-width="auto" style:text-underline-color="font-color" fo:font-weight="bold" fo:background-color="#ffff66" style:font-size-asian="11pt" style:font-weight-asian="bold" style:font-name-complex="Arial2" style:font-size-complex="11pt" style:font-weight-complex="bold"/>
    </style:style>
    <style:style style:name="T35" style:family="text">
      <style:text-properties style:font-name="Arial1" fo:font-size="11pt" style:text-underline-style="solid" style:text-underline-width="auto" style:text-underline-color="font-color" style:font-size-asian="11pt" style:font-name-complex="Arial2" style:font-size-complex="11pt"/>
    </style:style>
    <style:style style:name="T36" style:family="text">
      <style:text-properties style:font-name="Arial1"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37" style:family="text">
      <style:text-properties style:font-name="Arial1" fo:font-size="11pt" fo:font-weight="bold" style:font-size-asian="11pt" style:font-weight-asian="bold" style:font-name-complex="Arial2" style:font-size-complex="11pt" style:font-weight-complex="bold"/>
    </style:style>
    <style:style style:name="T38" style:family="text">
      <style:text-properties style:font-name="Arial1" fo:font-size="11pt" fo:font-weight="normal" style:font-size-asian="11pt" style:font-weight-asian="normal" style:font-name-complex="Arial2" style:font-size-complex="11pt" style:font-weight-complex="normal"/>
    </style:style>
    <style:style style:name="T39" style:family="text">
      <style:text-properties style:font-name="Arial1" fo:font-size="11pt" fo:font-weight="normal" style:font-size-asian="11pt" style:font-weight-asian="normal" style:font-name-complex="Arial2" style:font-size-complex="11pt" style:font-weight-complex="normal"/>
    </style:style>
    <style:style style:name="T40" style:family="text">
      <style:text-properties style:font-name="Arial1" fo:font-size="11pt" fo:language="es" fo:country="MX" fo:font-weight="bold" style:font-size-asian="11pt" style:font-weight-asian="bold" style:font-name-complex="Arial2" style:font-size-complex="11pt"/>
    </style:style>
    <style:style style:name="T41" style:family="text">
      <style:text-properties style:font-name="Arial1" fo:font-size="11pt" fo:language="es" fo:country="MX" style:text-underline-style="solid" style:text-underline-width="auto" style:text-underline-color="font-color" fo:font-weight="bold" style:font-size-asian="11pt" style:font-weight-asian="bold" style:font-name-complex="Arial2" style:font-size-complex="11pt"/>
    </style:style>
    <style:style style:name="T42" style:family="text">
      <style:text-properties style:font-name="Arial1" fo:font-size="11pt" fo:language="es" fo:country="MX" style:text-underline-style="solid" style:text-underline-width="auto" style:text-underline-color="font-color" fo:font-weight="bold" fo:background-color="#ffff66" style:font-size-asian="11pt" style:font-weight-asian="bold" style:font-name-complex="Arial2" style:font-size-complex="11pt"/>
    </style:style>
    <style:style style:name="T43" style:family="text">
      <style:text-properties style:font-name="Arial1" fo:font-size="11pt" fo:language="es" fo:country="MX" style:font-size-asian="11pt" style:font-name-complex="Arial2" style:font-size-complex="11pt"/>
    </style:style>
    <style:style style:name="T44" style:family="text">
      <style:text-properties style:font-name="Arial1" fo:font-size="11pt" fo:font-style="italic" style:font-size-asian="11pt" style:font-style-asian="italic" style:font-name-complex="Arial2" style:font-size-complex="11pt" style:font-style-complex="italic"/>
    </style:style>
    <style:style style:name="T45" style:family="text">
      <style:text-properties style:font-name="Arial1" fo:font-size="11pt" fo:background-color="#ffff66" style:font-size-asian="11pt" style:font-name-complex="Arial2" style:font-size-complex="11pt" style:font-weight-complex="bold"/>
    </style:style>
    <style:style style:name="T46" style:family="text">
      <style:text-properties style:font-name="Arial1" fo:language="es" fo:country="MX" style:font-name-complex="Arial2"/>
    </style:style>
    <style:style style:name="T47" style:family="text">
      <style:text-properties style:font-name="Arial" fo:font-size="11pt" fo:font-weight="normal" style:font-size-asian="11pt" style:font-weight-asian="normal" style:font-name-complex="Arial2" style:font-size-complex="11pt" style:font-weight-complex="bold"/>
    </style:style>
    <style:style style:name="T48" style:family="text">
      <style:text-properties style:font-name="Arial" fo:font-size="11pt" style:font-size-asian="11pt" style:font-name-complex="Arial2" style:font-size-complex="11pt"/>
    </style:style>
    <style:style style:name="T49" style:family="text">
      <style:text-properties style:font-name="Arial" fo:font-size="11pt" style:font-size-asian="11pt" style:font-name-complex="Arial2" style:font-size-complex="11pt" style:font-weight-complex="bold"/>
    </style:style>
    <style:style style:name="T50" style:family="text">
      <style:text-properties style:font-name="Arial" fo:font-size="11pt" style:text-underline-style="solid" style:text-underline-width="auto" style:text-underline-color="font-color" fo:background-color="#00cc00" style:font-size-asian="11pt" style:font-name-complex="Arial2" style:font-size-complex="11pt" style:font-weight-complex="bold"/>
    </style:style>
    <style:style style:name="T51" style:family="text">
      <style:text-properties style:font-name="Arial"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52" style:family="text">
      <style:text-properties style:font-name="Arial" fo:font-size="11pt" style:text-underline-style="solid" style:text-underline-width="auto" style:text-underline-color="font-color" style:font-size-asian="11pt" style:font-name-complex="Arial2" style:font-size-complex="11pt" style:font-weight-complex="bold"/>
    </style:style>
    <style:style style:name="T53" style:family="text">
      <style:text-properties fo:color="#ff0000" style:font-name="Arial1" fo:language="es" fo:country="MX" style:font-name-complex="Arial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text:list-style style:name="L6">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9" text:name="casa"/>
        <text:user-field-decl office:value-type="string" office:string-value="LOMA BONITA" text:name="colonia"/>
        <text:user-field-decl office:value-type="string" office:string-value="ING." text:name="profesion"/>
        <text:user-field-decl office:value-type="string" office:string-value=" MARIO ALFREDO MARHX ROJANO" text:name="nombre"/>
        <text:user-field-decl office:value-type="string" office:string-value="240753" text:name="ficha"/>
        <text:user-field-decl office:value-type="string" office:string-value="GPO. MULTIDISC. ESPTAS. TECN DISEÑO PROY" text:name="area"/>
        <text:user-field-decl office:value-type="string" office:string-value="93380" text:name="cp"/>
        <text:user-field-decl office:value-type="string" office:string-value="39" text:name="nivel"/>
        <text:user-field-decl office:value-type="string" office:string-value="" text:name="puesto"/>
        <text:user-field-decl office:value-type="string" office:string-value="COORDINADOR ESPECIALISTA &quot;A&quot;" text:name="categoria"/>
      </text:user-field-decls>
      <text:p text:style-name="P66">CASA No. <text:s/><text:user-field-get text:name="casa"/> <text:user-field-get text:name="colonia"/></text:p>
      <text:p text:style-name="Standard"/>
      <text:p text:style-name="P30"><text:span text:style-name="T1">C</text:span><text:span text:style-name="T47">ONTRATO DE ARRENDAMIENTO DE VIVIENDA PARA TRABAJADOR QUE CELEBRAN POR UNA PARTE,</text:span><text:span text:style-name="T49"> </text:span><text:span text:style-name="T47">EN SU CARÁCTER DE ARRENDADOR DE </text:span><text:span text:style-name="T48">PEMEX EXPLORACIÓN Y PRODUCIÓN</text:span><text:span text:style-name="T47">, A QUIEN EN LO SUCESIVO SE LE DESIGNARÁ COMO EL </text:span><text:span text:style-name="T49">ARRENDADOR,</text:span><text:span text:style-name="T47"> REPRESENTADO POR EL <text:s/></text:span><text:span text:style-name="T50">LIC. RAÚL PAZ NERI</text:span><text:span text:style-name="T47"> </text:span><text:span text:style-name="T49">APODERADO GENERAL</text:span><text:span text:style-name="T47"> Y POR LA OTRA, EN SU CARÁCTER DE ARRENDATARIO, EL SEÑOR </text:span><text:span text:style-name="T51"><text:user-field-get text:name="profesion"/></text:span><text:span text:style-name="T51"> </text:span><text:span text:style-name="T51"><text:user-field-get text:name="nombre"/></text:span><text:span text:style-name="T47">,</text:span><text:span text:style-name="T49"> </text:span><text:span text:style-name="T47">TRABAJADOR DE PETRÓLEOS MEXICANOS, FICHA </text:span><text:span text:style-name="T23"><text:s/></text:span><text:span text:style-name="T27"><text:user-field-get text:name="ficha"/></text:span><text:span text:style-name="T52"> </text:span><text:span text:style-name="T47">ADSCRITO A LA <text:s/></text:span><text:span text:style-name="T51"><text:user-field-get text:name="area"/></text:span><text:span text:style-name="T52">,</text:span><text:span text:style-name="T47"> A QUIEN EN LO SUCESIVO SE LE DESIGNARÁ COMO EL </text:span><text:span text:style-name="T49">ARRENDATARIO,</text:span><text:span text:style-name="T47"> CONFORME A LOS SIGUIENTES ANTECEDENTES, DECLARACIONES Y CLÁUSULAS:</text:span></text:p>
      <text:p text:style-name="P31"><text:span text:style-name="T1"/></text:p>
      <text:p text:style-name="P62"><text:span text:style-name="T4">ANTECEDENTES</text:span></text:p>
      <text:p text:style-name="P32"><text:span text:style-name="T1"/></text:p>
      <text:list text:style-name="L1">
        <text:list-item>
          <text:p text:style-name="P33"><text:span text:style-name="T1">La Ley Federal del Trabajo en el capítulo III, artículo 151 establece que c</text:span><text:span text:style-name="T16">uando las habitaciones se den en arrendamiento a los trabajadores, la renta no podrá exceder del medio por ciento mensual del valor catastral de la finca, observando las normas que el propio artículo 151 enuncia.</text:span></text:p>
        </text:list-item>
        <text:list-item>
          <text:p text:style-name="P33"><text:span text:style-name="T1">La </text:span><text:span text:style-name="T16">Coordinación de Proyectos, Región Norte</text:span><text:span text:style-name="T1"> <text:s/>mediante formato de Autorización de fecha </text:span><text:span text:style-name="T3">16 de Julio del 2014</text:span><text:span text:style-name="T1">, asigno vivienda capitalizable en favor del trabajador </text:span><text:span text:style-name="T11"><text:user-field-get text:name="nombre"/></text:span><text:span text:style-name="T1">; por lo que conforme a lo dispuesto en los </text:span><text:span text:style-name="T16">“Lineamientos Generales para la Administración de los Bienes Inmuebles de Petróleos Mexicanos y Organismos Subsidiarios”</text:span><text:span text:style-name="T1"> vigentes y con base en la opinión emitida por la Subgerencia de Administración de Personal Poza Rica, la Subgerencia de Administración Patrimonial y de Servicios, R.N. dictaminó procedente a favor del “TRABAJADOR” la asignación de la vivienda ubicada en </text:span><text:span text:style-name="T3">Interior del Campo Pemex</text:span><text:span text:style-name="T1"> Casa "</text:span><text:span text:style-name="T1"><text:user-field-get text:name="casa"/></text:span><text:span text:style-name="T1">" Colonia </text:span><text:span text:style-name="T1"><text:user-field-get text:name="colonia"/></text:span><text:span text:style-name="T1">, la cual es administrada por PEMEX EXPLORACIÓN Y PRODUCCIÓN que otorga la vivienda, según solicitud de fecha </text:span><text:span text:style-name="T3">16 de Julio del 2014</text:span><text:span text:style-name="T1">, la cual forma parte del </text:span><text:span text:style-name="T16">expediente que se integra al presente documento como “ANEXO No. </text:span><text:span text:style-name="T14">1</text:span><text:span text:style-name="T16">”</text:span></text:p>
        </text:list-item>
      </text:list>
      <text:p text:style-name="P34"><text:span text:style-name="T1"/></text:p>
      <text:p text:style-name="P35"><text:span text:style-name="T4">DECLARACIONES:</text:span></text:p>
      <text:p text:style-name="P35"><text:span text:style-name="T4"/></text:p>
      <text:p text:style-name="P36"><text:span text:style-name="T4">I.- Declara "EL ARRENDADOR" por conducto de su representante, que:</text:span></text:p>
      <text:list text:style-name="L2">
        <text:list-item>
          <text:p text:style-name="P43"><text:span text:style-name="T4">Es un organismo público descentralizado de la Administración Pública Federal, con fines productivos, de carácter técnico, industrial y comercial, con personalidad jurídica y patrimonio propios, de conformidad con el Decreto que tiene por objeto establecer la estructura, el funcionamiento y el control de los organismos subsidiarios de Petróleos Mexicanos publicado en el Diario Oficial de la Federación el 21 de marzo del 2012 y el Estatuto Orgánico de Pemex Exploración y Producción, publicado el 28 de Marzo del 2013 en el Diario Oficial de la Federación y tiene por objeto la exploración y explotación del petróleo y el gas natural; su transporte, almacenamiento en terminales y comercialización, pudiendo celebrar con personas físicas o morales toda clase de actos, convenios y contratos, de conformidad con el Artículo Quinto del mismo.</text:span></text:p>
        </text:list-item>
        <text:list-item>
          <text:p text:style-name="P43"><text:soft-page-break/><text:span text:style-name="T4">Celebra el presente Contrato en los términos de la Ley Federal del Trabajo, la Ley de Petróleos Mexicanos, el Reglamento de Trabajo del Personal de Confianza de Petróleos Mexicanos y Organismos Subsidiarios y demás disposiciones jurídicas aplicables.</text:span></text:p>
        </text:list-item>
        <text:list-item>
          <text:p text:style-name="P43"><text:span text:style-name="T4">Es propietario del inmueble que se identifica con los siguientes datos: Casa No. </text:span><text:span text:style-name="T9"><text:user-field-get text:name="casa"/></text:span><text:span text:style-name="T4"> <text:s/>de la Colonia </text:span><text:span text:style-name="T9"><text:user-field-get text:name="colonia"/></text:span><text:span text:style-name="T4">, Interior del Campo Pemex <text:s/>en Poza Rica, Ver C.P. </text:span><text:span text:style-name="T9"><text:user-field-get text:name="cp"/></text:span><text:span text:style-name="T4">, con la superficie, medidas y linderos señalados en la </text:span><text:span text:style-name="T20">escritura No. 466 de fecha 22 de Junio de 1960</text:span><text:span text:style-name="T4">, transferida a Pemex Exploración y Producción, mediante el Acta Administrativa de Entrega Recepción de Bienes Inmuebles No. de Acta </text:span><text:span text:style-name="T20">UCAP-77200-02/96 de fecha 19 de Julio del 1996</text:span><text:span text:style-name="T4">.</text:span></text:p>
        </text:list-item>
        <text:list-item>
          <text:p text:style-name="P43"><text:span text:style-name="T4">Para los efectos del presente contrato, señala como su domicilio el ubicado en Primer Piso del Edificio Administrativo de la Región en el Interior del Campo Pemex de la colonia Herradura C.P. 93370, en Poza Rica Ver.</text:span></text:p>
        </text:list-item>
        <text:list-item>
          <text:p text:style-name="P43"><text:span text:style-name="T4">Es su deseo dar en arrendamiento el inmueble mencionado en la Declaración 3 anterior, en cumplimiento de las disposiciones contenidas en los artículos 151 de la Ley Federal de Trabajo y en el </text:span><text:span text:style-name="T16">artículo 4 del Reglamento de Trabajo del Personal de Confianza</text:span><text:span text:style-name="T4"> de Petróleos Mexicanos y Organismos Subsidiarios, para que el </text:span><text:span text:style-name="T16">“ARRENDATARIO”</text:span><text:span text:style-name="T4"> lo destine </text:span><text:span text:style-name="T16">exclusivamente</text:span><text:span text:style-name="T4"> a casa habitación.</text:span></text:p>
        </text:list-item>
        <text:list-item>
          <text:p text:style-name="P43"><text:span text:style-name="T4">Acredita su personalidad y facultades en términos de la escritura pública número</text:span><text:span text:style-name="T20"> 91,420 del 22 de Mayo del 2014</text:span><text:span text:style-name="T4">, otorgada ante la fe del Lic. Miguel Alessio Robles No. 19 de la Ciudad de México, mismas que no le han sido revocadas, modificadas o limitadas en forma alguna a la fecha de firma del presente Contrato.</text:span></text:p>
          <text:p text:style-name="P43"><text:span text:style-name="T4"/></text:p>
        </text:list-item>
      </text:list>
      <text:p text:style-name="P36"><text:span text:style-name="T4">I</text:span><text:span text:style-name="T4">I.- Declara "EL </text:span><text:span text:style-name="T4">ARRENDATARIO</text:span><text:span text:style-name="T4">" que:</text:span></text:p>
      <text:list text:style-name="L2">
        <text:list-item text:start-value="1">
          <text:p text:style-name="P43"><text:span text:style-name="T4">Es una persona física actuando por su propio derecho, trabajador de confianza de </text:span><text:span text:style-name="T16">PEMEX EXPLORACION Y PRODUCCION</text:span><text:span text:style-name="T4">, con capacidad para celebrar este contrato conforme a lo previsto por el artículo 151 de la Ley Federal del Trabajo y en el </text:span><text:span text:style-name="T16">artículo 4 del Reglamento de Trabajo del personal de confianza de Petróleos Mexicanos y Organismos Subsidiarios</text:span><text:span text:style-name="T4"> <text:s/>y que se identifica con la siguiente información:</text:span></text:p>
          <text:p text:style-name="P43"><text:span text:style-name="T4">Nombre completo: </text:span><text:span text:style-name="T21"><text:user-field-get text:name="nombre"/></text:span><text:span text:style-name="T4">; Ficha </text:span><text:span text:style-name="T21"><text:user-field-get text:name="ficha"/></text:span><text:span text:style-name="T4">; Nivel: </text:span><text:span text:style-name="T16"><text:user-field-get text:name="nivel"/></text:span><text:span text:style-name="T4">;</text:span><text:span text:style-name="T4"> Situación Contractual: </text:span><text:span text:style-name="T19">Planta Confianza</text:span><text:span text:style-name="T16">;</text:span><text:span text:style-name="T4"> Puesto: </text:span><text:span text:style-name="T16"><text:user-field-get text:name="puesto"/></text:span><text:span text:style-name="T4">; Categoría: </text:span><text:span text:style-name="T16"><text:user-field-get text:name="categoria"/></text:span><text:span text:style-name="T4">; Adscripción: </text:span><text:span text:style-name="T16"><text:user-field-get text:name="area"/></text:span><text:span text:style-name="T4">.</text:span></text:p>
        </text:list-item>
        <text:list-item>
          <text:p text:style-name="P43"><text:span text:style-name="T4">Reconoce que el inmueble objeto del presente contrato se encuentra en perfectas condiciones de operación, para los fines a que se destina.</text:span></text:p>
        </text:list-item>
        <text:list-item>
          <text:p text:style-name="P43"><text:span text:style-name="T4">Señala como su domicilio, para los efectos legales a que haya lugar, el del inmueble que el </text:span><text:span text:style-name="T16">“ARRENDADOR”</text:span><text:span text:style-name="T4"> le da en arrendamiento, en virtud de este contrato, renunciando expresamente a cualquier otro.</text:span></text:p>
        </text:list-item>
        <text:list-item>
          <text:p text:style-name="P43">Conforme a lo asentado en el apartado de Antecedentes del presente instrumento, reúne los requisitos y condiciones contenidas en el Reglamento de Trabajo <text:span text:style-name="T25">del Personal de Confianza </text:span>de Petróleos Mexicanos y Organismos Subsidiarios.</text:p>
          <text:p text:style-name="P43"/>
        </text:list-item>
      </text:list>
      <text:p text:style-name="P36"><text:soft-page-break/><text:span text:style-name="T4">I</text:span><text:span text:style-name="T4">I</text:span><text:span text:style-name="T4">I</text:span><text:span text:style-name="T4">.- Declara "</text:span><text:span text:style-name="T4">LAS PARTES</text:span><text:span text:style-name="T4">" que:</text:span></text:p>
      <text:list text:continue-numbering="true" text:style-name="L2">
        <text:list-header>
          <text:p text:style-name="P43"><text:span text:style-name="T28">ÚNICO. Con base en lo anterior las partes declaran que se someten al contenido de los Antecedentes y Declaraciones del presente contrato, en apego al contenido de la Ley Federal del Trabajo, de la Ley de Petróleos Mexicanos, de la Ley General de Bienes Nacionales, del Código Civil Federal y del Reglamento de Trabajo del Personal de Confianza de Petróleos Mexicanos y Organismos Subsidiarios y demás preceptos que norman el presente contrato, reconociéndose recíprocamente la personalidad, quienes intervienen en el mismo y otorgan el contrato de arrendamiento que se consigna, al tenor de las siguientes:</text:span></text:p>
          <text:p text:style-name="P43"><text:span text:style-name="T28"/></text:p>
          <text:p text:style-name="P41"><text:span text:style-name="T28">CLÁUSULAS</text:span></text:p>
        </text:list-header>
      </text:list>
      <text:p text:style-name="P36"><text:span text:style-name="T28"/></text:p>
      <text:p text:style-name="P39"><text:span text:style-name="T28">PRIMERA.- </text:span><text:span text:style-name="T38">OBJETO Y MATERIA DE ARRENDAMIENTO.- El ARRENDADOR otorga en arrendamiento de vivienda capitalizable al ARRENDATARIO el inmueble <text:s/>CASA "</text:span><text:span text:style-name="T38"><text:user-field-get text:name="casa"/></text:span><text:span text:style-name="T38">" COLONIA </text:span><text:span text:style-name="T38"><text:user-field-get text:name="colonia"/></text:span><text:span text:style-name="T38">. <text:s/></text:span></text:p>
      <text:p text:style-name="P39"><text:span text:style-name="T38"/></text:p>
      <text:p text:style-name="P39"><text:span text:style-name="T28">SEGUNDA.- </text:span><text:span text:style-name="T38">USO DEL INMUEBLE.- El “ARRENDATARIO” conviene y se obliga a destinar el inmueble materia del presente contrato exclusivamente al uso de casa-habitación y se obliga a cuidarlo como si fuera de su propiedad, como lo señala el artículo 151 Fracción II Inciso b) de la Ley Federal del Trabajo.</text:span></text:p>
      <text:p text:style-name="P39"><text:span text:style-name="T38"/></text:p>
      <text:p text:style-name="P39"><text:span text:style-name="T38">El </text:span><text:span text:style-name="T28">“ARRENDADOR”</text:span><text:span text:style-name="T38"> se obliga a no estorbar, ni dificultar el uso del inmueble a menos que sea por causas importantes que afecten la seguridad y la estabilidad del mismo.</text:span></text:p>
      <text:p text:style-name="P39"><text:span text:style-name="T38"/></text:p>
      <text:p text:style-name="P39"><text:span text:style-name="T28">TERCERA</text:span><text:span text:style-name="T38">.- </text:span><text:span text:style-name="T36">RENTA MENSUAL</text:span><text:span text:style-name="T38">.- El </text:span><text:span text:style-name="T28">“ARRENDATARIO”</text:span><text:span text:style-name="T38"> pagará al </text:span><text:span text:style-name="T28">“ARRENDADOR”</text:span><text:span text:style-name="T38">, o a quien lo represente, la cantidad de </text:span><text:span text:style-name="T28">$100.00</text:span><text:span text:style-name="T38"> (CIEN PESOS 00/100 M. N.) por concepto de renta mensual de la casa habitación, a pagar durante la vigencia del presente contrato, misma que se cubrirá mediante descuentos catorcenales del salario y prestaciones que recibe el </text:span><text:span text:style-name="T28">“ARRENDATARIO”</text:span><text:span text:style-name="T38"> a través del sistema de nómina, dicho descuento se efectuará dentro de los períodos determinados al mes que se pague, o bien mediante la entrega que haga de la misma en las cajas del </text:span><text:span text:style-name="T28">“ARRENDADOR”</text:span><text:span text:style-name="T38"> con toda puntualidad y por mensualidades adelantadas, de acuerdo a lo previsto en el artículo 2425 Fracción I y 2427 del Código Civil Federal.</text:span></text:p>
      <text:p text:style-name="P39"><text:span text:style-name="T38"/></text:p>
      <text:p text:style-name="P39"><text:span text:style-name="T38">La renta comenzará a correr desde la fecha de firma del presente contrato y hasta la terminación de su vigencia, como lo establece la cláusula Sexta.</text:span></text:p>
      <text:p text:style-name="P46"><text:span text:style-name="T28"/></text:p>
      <text:p text:style-name="P50"><text:span text:style-name="T37">CUARTA</text:span><text:span text:style-name="T28">.- </text:span><text:span text:style-name="T35">OTRAS OBLIGACIONES ECONÓMICAS</text:span><text:span text:style-name="T28">.- El </text:span><text:span text:style-name="T37">“ARRENDATARIO”</text:span><text:span text:style-name="T28"> se obliga a pagar de su peculio durante todo el tiempo que ocupe la casa habitación además del importe de la renta, los demás servicios que no sean otorgados por el </text:span><text:span text:style-name="T37">“ARRENDADOR”</text:span><text:span text:style-name="T28"> y que a continuación se mencionan, comprometiéndose a realizar, en su caso, los trámites administrativos necesarios que correspondan:</text:span></text:p>
      <text:p text:style-name="P46"><text:soft-page-break/><text:span text:style-name="T28"/></text:p>
      <table:table table:name="Table1" table:style-name="Table1">
        <table:table-column table:style-name="Table1.A"/>
        <table:table-row table:style-name="Table1.1">
          <table:table-cell table:style-name="Table1.A1" office:value-type="string">
            <text:p text:style-name="P26">SERVICIO</text:p>
          </table:table-cell>
        </table:table-row>
        <table:table-row table:style-name="Table1.1">
          <table:table-cell table:style-name="Table1.A2" office:value-type="string">
            <text:p text:style-name="P27">CONSUMO DE ENERGÍA ELÉCTRICA <text:s text:c="61"/></text:p>
          </table:table-cell>
        </table:table-row>
        <table:table-row table:style-name="Table1.1">
          <table:table-cell table:style-name="Table1.A3" office:value-type="string">
            <text:p text:style-name="P27">CONSUMO DE AGUA</text:p>
          </table:table-cell>
        </table:table-row>
        <table:table-row table:style-name="Table1.1">
          <table:table-cell table:style-name="Table1.A4" office:value-type="string">
            <text:p text:style-name="P27">SERVICIO DE TELÉFONO EN SU CASO</text:p>
          </table:table-cell>
        </table:table-row>
        <table:table-row table:style-name="Table1.1">
          <table:table-cell table:style-name="Table1.A5" office:value-type="string">
            <text:p text:style-name="P27">CONSUMO DE GAS DOMÉSTICO</text:p>
          </table:table-cell>
        </table:table-row>
        <table:table-row table:style-name="Table1.1">
          <table:table-cell table:style-name="Table1.A6" office:value-type="string">
            <text:p text:style-name="P27">SERVICIOS DE MANTENIMIENTO DE AREAS VERDES PARTICULARES</text:p>
          </table:table-cell>
        </table:table-row>
        <table:table-row table:style-name="Table1.1">
          <table:table-cell table:style-name="Table1.A7" office:value-type="string">
            <text:p text:style-name="P27">CAMBIO DE FOCOS Y FUSIBLES </text:p>
          </table:table-cell>
        </table:table-row>
        <table:table-row table:style-name="Table1.1">
          <table:table-cell table:style-name="Table1.A8" office:value-type="string">
            <text:p text:style-name="P27">ARREGLO DE APAGADORES Y CONTACTOS</text:p>
          </table:table-cell>
        </table:table-row>
        <table:table-row table:style-name="Table1.1">
          <table:table-cell table:style-name="Table1.A9" office:value-type="string">
            <text:p text:style-name="P27">REPARACION DE CHAPAS</text:p>
          </table:table-cell>
        </table:table-row>
        <table:table-row table:style-name="Table1.1">
          <table:table-cell table:style-name="Table1.A10" office:value-type="string">
            <text:p text:style-name="P27">REPARACION DE LLAVES DE AGUA</text:p>
          </table:table-cell>
        </table:table-row>
        <table:table-row table:style-name="Table1.1">
          <table:table-cell table:style-name="Table1.A11" office:value-type="string">
            <text:p text:style-name="P27">DESTAPADO DE LAVABOS, TARJAS Y SANITARIOS</text:p>
          </table:table-cell>
        </table:table-row>
        <table:table-row table:style-name="Table1.1">
          <table:table-cell table:style-name="Table1.A12" office:value-type="string">
            <text:p text:style-name="P27">CAMBIO DE CRISTALES ROTOS</text:p>
          </table:table-cell>
        </table:table-row>
        <table:table-row table:style-name="Table1.1">
          <table:table-cell table:style-name="Table1.A13" office:value-type="string">
            <text:p text:style-name="P27">ARREGLO DE JARDINES Y FUMIGACIONES</text:p>
          </table:table-cell>
        </table:table-row>
        <table:table-row table:style-name="Table1.1">
          <table:table-cell table:style-name="Table1.A14" office:value-type="string">
            <text:p text:style-name="P27">VIGILANCIA</text:p>
          </table:table-cell>
        </table:table-row>
        <table:table-row table:style-name="Table1.1">
          <table:table-cell table:style-name="Table1.A15" office:value-type="string">
            <text:p text:style-name="P27">OTROS, entendiendo los que se contraten de manera individual y no sean proporcionados por el Centro de Trabajo</text:p>
          </table:table-cell>
        </table:table-row>
      </table:table>
      <text:p text:style-name="P8"><text:span text:style-name="T28"/></text:p>
      <text:p text:style-name="P50"><text:span text:style-name="T28">EL </text:span><text:span text:style-name="T37">“ARRENDATARIO”</text:span><text:span text:style-name="T28"> se obliga a pagar cualesquier servicio (de televisión de paga, internet o telefónico adicional u otros análogos) que hubiere contratado con referencia al inmueble objeto de este contrato y a darlo por terminado antes de la devolución del propio inmueble al </text:span><text:span text:style-name="T37">“ARRENDADOR”</text:span><text:span text:style-name="T28">.</text:span></text:p>
      <text:p text:style-name="P46"><text:span text:style-name="T28"/></text:p>
      <text:p text:style-name="P50"><text:span text:style-name="T37">QUINTA</text:span><text:span text:style-name="T28">.- </text:span><text:span text:style-name="T35">PROHIBICIÓN DE RETENER LAS RENTAS</text:span><text:span text:style-name="T28">.- El </text:span><text:span text:style-name="T37">“ARRENDATARIO”</text:span><text:span text:style-name="T28"> no podrá retener la renta en ningún caso, ni bajo ningún título judicial o extrajudicial, ni por falta de composturas, ni por reparaciones que hubiera hecho, ya que deberá pagarlas íntegramente y en la fecha estipulada, cubriendo además las obligaciones que se consignan en los artículos 2425, 2426, 2427, 2429, 2435, 2441, 2442, 2443, 2444, 2448-E y 2480 del Código Civil Federal y renuncia expresamente a los beneficios que le confieren los artículos 2412, 2413, 2414, 2416, 2417, 2420, 2421, 2422, 2423, 2424, 2445, 2447, 2448-C, 2478, 2479, 2484, 2487, 2490, 2492 y 2495 del referido Código Civil.</text:span></text:p>
      <text:p text:style-name="P46"><text:span text:style-name="T28"/></text:p>
      <text:p text:style-name="P50"><text:span text:style-name="T37">SEXTA</text:span><text:span text:style-name="T28">.- </text:span><text:span text:style-name="T35">VIGENCIA DEL CONTRATO</text:span><text:span text:style-name="T28">.- El contrato estará vigente del </text:span><text:span text:style-name="T37">04 DE AGOSTO DE 2014 </text:span><text:span text:style-name="T28">al </text:span><text:span text:style-name="T37">31 DE DICIEMBRE DE 2014 </text:span><text:span text:style-name="T28">o hasta la fecha en que el </text:span><text:span text:style-name="T37">“ARRENDATARIO”</text:span><text:span text:style-name="T28"> cambie de adscripción de Centro de Trabajo o deje de laborar en </text:span><text:span text:style-name="T37">PEMEX EXPLORACIÓN Y PRODUCCIÓN</text:span><text:span text:style-name="T28">, por lo que en estos casos, el <text:s/></text:span><text:span text:style-name="T37">“ARRENDATARIO”</text:span><text:span text:style-name="T28"> <text:s/>tendrá que desalojar el inmueble de conformidad con los términos y condiciones establecidos en la Cláusula Novena de este Contrato, quedando expresamente pactado que todo mes de arrendamiento es forzoso para el </text:span><text:span text:style-name="T37">“ARRENDATARIO”</text:span><text:span text:style-name="T28"> debiendo pagar íntegramente las rentas, aun cuando el inmueble haya sido ocupado un solo día.</text:span></text:p>
      <text:p text:style-name="P50"><text:span text:style-name="T28"/></text:p>
      <text:p text:style-name="P50"><text:span text:style-name="T28">La falta de pago de una sola mensualidad, será causa suficiente para que el </text:span><text:span text:style-name="T37">“ARRENDADOR”</text:span><text:span text:style-name="T28"> le solicite su desocupación y entrega inmediata y proceda a la rescisión administrativa del contrato.</text:span></text:p>
      <text:p text:style-name="P50"><text:span text:style-name="T28"/></text:p>
      <text:p text:style-name="P50"><text:soft-page-break/><text:span text:style-name="T37">SÉPTIMA</text:span><text:span text:style-name="T28">.- </text:span><text:span text:style-name="T35">OBLIGACIÓN DE NO MODIFICAR EL INMUEBLE</text:span><text:span text:style-name="T28">.- El </text:span><text:span text:style-name="T37">“ARRENDATARIO”</text:span><text:span text:style-name="T28"> se obliga a no hacer adición o reforma alguna al inmueble sin previa autorización por escrito del </text:span><text:span text:style-name="T37">“ARRENDADOR”</text:span><text:span text:style-name="T28">.</text:span></text:p>
      <text:p text:style-name="P50"><text:span text:style-name="T28"/></text:p>
      <text:p text:style-name="P50"><text:span text:style-name="T28">Si el </text:span><text:span text:style-name="T37">“ARRENDATARIO”</text:span><text:span text:style-name="T28"> modifica el inmueble en contravención a lo dispuesto en esta cláusula, se obliga a restablecerlo al estado en que los recibió, en el momento en que proceda su devolución al </text:span><text:span text:style-name="T37">“ARRENDADOR”</text:span><text:span text:style-name="T28"> por la terminación del contrato. El </text:span><text:span text:style-name="T37">“ARRENDATARIO”</text:span><text:span text:style-name="T28"> será responsable de los daños y perjuicios que se originen por esta causa, en términos del artículo 2441 del Código Civil Federal.</text:span></text:p>
      <text:p text:style-name="P50"><text:span text:style-name="T28"/></text:p>
      <text:p text:style-name="P50"><text:span text:style-name="T28">Queda expresamente convenido por las partes, que todas las mejoras que el </text:span><text:span text:style-name="T37">“ARRENDATARIO”</text:span><text:span text:style-name="T28"> haga al inmueble, con recursos propios durante la vigencia de este contrato, serán en beneficio de dicho inmueble sin que el </text:span><text:span text:style-name="T37">“ARRENDATARIO”</text:span><text:span text:style-name="T28"> tenga derecho a indemnización o compensación de ninguna naturaleza por este concepto, ya que renuncia a los beneficios que se consignen los artículos 2423 y 2424 del Código Civil Federal. </text:span></text:p>
      <text:p text:style-name="P46"><text:span text:style-name="T28"/></text:p>
      <text:p text:style-name="P50"><text:span text:style-name="T37">OCTAVA</text:span><text:span text:style-name="T28">.- </text:span><text:span text:style-name="T35">MANTENIMIENTO DEL INMUEBLE</text:span><text:span text:style-name="T28">.- El </text:span><text:span text:style-name="T37">“ARRENDADOR”</text:span><text:span text:style-name="T28"> entrega el inmueble objeto de este contrato al </text:span><text:span text:style-name="T37">“ARRENDATARIO”</text:span><text:span text:style-name="T28">, en condiciones de habitabilidad, quien lo mantendrá así durante el tiempo que tenga la posesión de él. </text:span></text:p>
      <text:p text:style-name="P50"><text:span text:style-name="T28"/></text:p>
      <text:p text:style-name="P50"><text:span text:style-name="T28">EL </text:span><text:span text:style-name="T37">“ARRENDATARIO”</text:span><text:span text:style-name="T28"> queda obligado a realizar oportunamente las reparaciones necesarias o convenientes, siempre que <text:s/>el <text:s/>desgaste se <text:s/>produzca por el uso normal y cotidiano del inmueble y </text:span></text:p>
      <text:p text:style-name="P50"><text:span text:style-name="T28">se obliga a dar aviso oportunamente al </text:span><text:span text:style-name="T37">“ARRENDADOR”</text:span><text:span text:style-name="T28"> de los defectos o deterioros que presente el inmueble, para que el </text:span><text:span text:style-name="T37">“ARRENDADOR”</text:span><text:span text:style-name="T28"> proceda a hacer las reparaciones y a dar el mantenimiento mayor necesario, a fin de conservarlo en condiciones de habitabilidad.</text:span></text:p>
      <text:p text:style-name="P50"><text:span text:style-name="T28"/></text:p>
      <text:p text:style-name="P50"><text:span text:style-name="T18">NOVENA</text:span>.- <text:span text:style-name="T10">TERMINACIÓN DEL CONTRATO Y DESOCUPACIÓN DEL INMUEBLE</text:span><text:span text:style-name="T8">.- El arrendamiento se dará por terminado cuando se presente alguno de los siguientes supuestos:</text:span></text:p>
      <text:list text:style-name="L5">
        <text:list-item>
          <text:p text:style-name="P3">LA TERMINACIÓN DE LA RELACIÓN DE TRABAJO.</text:p>
        </text:list-item>
        <text:list-item>
          <text:p text:style-name="P3">SU JUBILACIÓN.</text:p>
        </text:list-item>
        <text:list-item>
          <text:p text:style-name="P3">CAMBIO DE ADSCRIPCIÓN A OTRO CENTRO DE TRABAJO.</text:p>
        </text:list-item>
        <text:list-item>
          <text:p text:style-name="P3">POR LA REALIZACIÓN DE UN ACTO PROHIBIDO <text:s/>O INCUMPLIMIENTO DE LAS OBLIGACIONES PACTADAS.</text:p>
        </text:list-item>
        <text:list-item>
          <text:p text:style-name="P4">AL AGOTARSE LA VIGENCIA PACTADA EN EL PRESENTE CONTRATO, SIN QUE</text:p>
        </text:list-item>
        <text:list-item>
          <text:p text:style-name="P28">MEDIE COMUNICADO ALGUNO PARA CONTINUAR OCUPANDO EL INMUEBLE.</text:p>
          <text:p text:style-name="P28"><text:span text:style-name="T8"/></text:p>
        </text:list-item>
      </text:list>
      <text:p text:style-name="P50"><text:span text:style-name="T8">Al término de este contrato el </text:span><text:span text:style-name="T18">“ARRENDATARIO”</text:span><text:span text:style-name="T8"> se obliga a desocupar y devolver el inmueble, </text:span><text:span text:style-name="T18">dentro de un plazo que no excederá de 150 (CIENTO CINCUENTA) días naturales</text:span><text:span text:style-name="T8">, contados a partir de la fecha en que se presente alguno de los supuestos antes mencionados.</text:span></text:p>
      <text:p text:style-name="P50"><text:span text:style-name="T8"/></text:p>
      <text:p text:style-name="P50"><text:soft-page-break/><text:span text:style-name="T8">En el supuesto del inciso c) cuando el </text:span><text:span text:style-name="T18">“ARRENDATARIO”</text:span><text:span text:style-name="T8"> sea movilizado definitivamente a otro Centro de Trabajo y tenga hijos estudiantes, la familia podrá continuar disfrutando del inmueble durante el resto del año lectivo correspondiente, y un mes más, a partir de la terminación de aquél, quedando obligado a entregarla en el plazo mencionado, esto en términos del Reglamento de Trabajo del personal de confianza de Petróleos Mexicanos y Organismos Subsidiarios.</text:span></text:p>
      <text:p text:style-name="P46"/>
      <text:p text:style-name="P50"><text:span text:style-name="T8">Por su parte el </text:span><text:span text:style-name="T18">“ARRENDADOR”</text:span><text:span text:style-name="T8"> se obliga a respetar la ocupación del inmueble únicamente durante los plazos a que se refiere esta cláusula y la cláusula décima.</text:span></text:p>
      <text:p text:style-name="P50"><text:span text:style-name="T8"/></text:p>
      <text:p text:style-name="P50"><text:span text:style-name="T8">En caso del supuesto del inciso a), el </text:span><text:span text:style-name="T18">“ARRENDATARIO”</text:span><text:span text:style-name="T8"> se obliga a entregar el bien arrendado en el término establecido, independientemente de las acciones legales que ejerciten las partes, dando su consentimiento para que el </text:span><text:span text:style-name="T18">“ARRENDADOR”</text:span><text:span text:style-name="T8"> proceda al desalojo inmediato del inmueble a costa del </text:span><text:span text:style-name="T18">“ARRENDATARIO”</text:span><text:span text:style-name="T8"> sin necesidad de procedimiento judicial alguno y promueva ante las autoridades competentes las sanciones que se señalan en la cláusula Décimo Segunda de este contrato, lo anterior por la terminación de la relación de trabajo.</text:span></text:p>
      <text:p text:style-name="P50"><text:span text:style-name="T8"/></text:p>
      <text:p text:style-name="P50"><text:span text:style-name="T18">DÉCIMA.</text:span><text:span text:style-name="T8">- </text:span><text:span text:style-name="T10">TERMINACIÓN POR MUERTE DEL </text:span><text:span text:style-name="T13">“ARRENDATARIO”</text:span><text:span text:style-name="T8">.- Cuando se termine este contrato por fallecimiento del </text:span><text:span text:style-name="T18">“ARRENDATARIO”</text:span><text:span text:style-name="T8">, por riesgo <text:s/>o <text:s/>enfermedad profesional, el plazo </text:span></text:p>
      <text:p text:style-name="P50"><text:span text:style-name="T8">que se otorga a los familiares para desocupación será hasta que se cobren las indemnizaciones correspondientes, en cuyo caso el plazo mínimo será de un año.</text:span></text:p>
      <text:p text:style-name="P46"><text:span text:style-name="T8"/></text:p>
      <text:p text:style-name="P50"><text:span text:style-name="T8">Si el fallecimiento ocurre por enfermedad ordinaria o por accidente no profesional, el plazo para la desocupación será de un año improrrogable, que se contará a partir del día siguiente del deceso.</text:span></text:p>
      <text:p text:style-name="P50"><text:span text:style-name="T8"/></text:p>
      <text:p text:style-name="P50"><text:span text:style-name="T8">Vencidos los plazos que según circunstancias procedan, deberá llevarse a cabo la desocupación del inmueble sin que por ninguna causa pueda prorrogarse el contrato o el plazo para la entrega del mismo.</text:span></text:p>
      <text:p text:style-name="P50"><text:span text:style-name="T8"/></text:p>
      <text:p text:style-name="P50"><text:span text:style-name="T18">DECIMA PRIMERA</text:span><text:span text:style-name="T8">.- </text:span><text:span text:style-name="T10">OTRAS OBLIGACIONES A LA TERMINACIÓN DEL CONTRATO</text:span><text:span text:style-name="T8">.- A la terminación de este contrato y una vez que se haya vencido el plazo concedido al </text:span><text:span text:style-name="T18">“ARRENDATARIO”</text:span><text:span text:style-name="T8"> para la desocupación del inmueble, si ésta no se realizara oportunamente por cualquier causa, el </text:span><text:span text:style-name="T18">“ARRENDATARIO”</text:span><text:span text:style-name="T8"> autoriza </text:span><text:span text:style-name="T18">expresamente</text:span><text:span text:style-name="T8"> al </text:span><text:span text:style-name="T18">“ARRENDADOR”</text:span><text:span text:style-name="T8"> para que descuente de su nómina de pago, la cantidad que determine el Instituto de Administración y Avalúos de Bienes Nacionales (</text:span><text:span text:style-name="T18">INDAABIN</text:span><text:span text:style-name="T8">) al efectuar la justipreciación de renta que corresponda al inmueble que ha sido objeto del arrendamiento, además de los gastos originados por los siguientes servicios: </text:span></text:p>
      <text:list text:style-name="L6">
        <text:list-item>
          <text:p text:style-name="P58"><text:span text:style-name="T8">EL CONSUMO DE ENERGÍA ELÉCTRICA
</text:span></text:p>
        </text:list-item>
        <text:list-item>
          <text:p text:style-name="P58"><text:span text:style-name="T8">EL CONSUMO DE AGUA
</text:span></text:p>
        </text:list-item>
        <text:list-item>
          <text:p text:style-name="P58"><text:span text:style-name="T8">EL SERVICIO DE TELÉFONO EN SU CASO 
</text:span></text:p>
        </text:list-item>
        <text:list-item>
          <text:p text:style-name="P58"><text:soft-page-break/><text:span text:style-name="T8">EL CONSUMO DE GAS DOMÉSTICO
</text:span></text:p>
        </text:list-item>
        <text:list-item>
          <text:p text:style-name="P58"><text:span text:style-name="T8">LOS SERVICIOS DE MANTENIMIENTO DE ÁREAS VERDES Y DE VIGILANCIA
</text:span></text:p>
        </text:list-item>
        <text:list-item>
          <text:p text:style-name="P58"><text:span text:style-name="T8">CUALQUIER OTRA EROGACIÓN ECONÓMICA QUE NO SE HAYA PACTADO EN EL CONTRATO EXPRESAMENTE, COMO OBLIGACIÓN A CARGO DEL “ARRENDADOR”</text:span></text:p>
        </text:list-item>
      </text:list>
      <text:p text:style-name="P50"><text:span text:style-name="T8">El </text:span><text:span text:style-name="T18">“ARRENDADOR”</text:span><text:span text:style-name="T8"> determinará la cantidad de los anteriores conceptos, con excepción de la renta, en la base al uso y consumo, desde el primer día del vencimiento del plazo para la entrega del inmueble, estando facultado desde este momento para realizar las acciones que se estimen pertinentes.</text:span></text:p>
      <text:p text:style-name="P50"><text:span text:style-name="T8"/></text:p>
      <text:p text:style-name="P50"><text:span text:style-name="T18">DÉCIMA SEGUNDA</text:span><text:span text:style-name="T8">.- </text:span><text:span text:style-name="T10">PENA CONVENCIONAL POR NO DESOCUPAR EL INMUEBLE</text:span><text:span text:style-name="T8">.- Si el </text:span><text:span text:style-name="T18">“ARRENDATARIO”</text:span><text:span text:style-name="T8"> o sus familiares no desocupan el inmueble objeto del contrato dentro del término de los 30 (treinta) días siguientes a la fecha del requerimiento que </text:span><text:span text:style-name="T18">“ARRENDADOR”</text:span><text:span text:style-name="T8"> le haga, una vez transcurridos los plazos que se marcan en las cláusulas Novena y Décima de este contrato se hará(n) acreedor(es) al pago de dos meses del monto que corresponda al importe que el INDAABIN señale en su dictamen de justipreciación de renta, independientemente de los montos que deba pagar por la ocupación del inmueble, hasta la devolución del mismo, al valor determinado por el INDAABIN, autorizando expresamente al </text:span><text:span text:style-name="T18">“ARRENDADOR”</text:span><text:span text:style-name="T8"> a hacer los descuentos catorcenales, en su caso, del salario o pensión jubilatoria o post-mortem y demás prestaciones que reciba el </text:span><text:span text:style-name="T18">“ARRENDATARIO”</text:span><text:span text:style-name="T8"> a través del sistema de nómina.</text:span></text:p>
      <text:p text:style-name="P46"/>
      <text:p text:style-name="P50"><text:span text:style-name="T18">DÉCIMA TERCERA</text:span><text:span text:style-name="T8">.- </text:span><text:span text:style-name="T10">DERECHO DE PREFERENCIA</text:span><text:span text:style-name="T8">.- El </text:span><text:span text:style-name="T18">“ARRENDATARIO”</text:span><text:span text:style-name="T8"> acepta que no son aplicables las disposiciones a que se refiere el artículo 2448-J del Código Civil Federal, y manifiesta que conoce las disposiciones legales contenidas en la Ley General de Bienes Nacionales, aplicables para la desincorporación de Bienes Patrimonio del </text:span><text:span text:style-name="T18">“ARRENDADOR”</text:span><text:span text:style-name="T8">.</text:span></text:p>
      <text:p text:style-name="P46"><text:span text:style-name="T8"/></text:p>
      <text:p text:style-name="P50"><text:span text:style-name="T18">DÉCIMA CUARTA</text:span><text:span text:style-name="T8">.- </text:span><text:span text:style-name="T10">PROHIBICIÓN DE SUBARRENDAR</text:span><text:span text:style-name="T8">.- El </text:span><text:span text:style-name="T18">“ARRENDATARIO”</text:span><text:span text:style-name="T8"> no podrá subarrendar todo o en parte el inmueble arrendado, ni ceder, traspasar, enajenar o gravar total o parcialmente los derechos derivados del presente contrato.</text:span></text:p>
      <text:p text:style-name="P50"><text:span text:style-name="T8"/></text:p>
      <text:p text:style-name="P50"><text:span text:style-name="T18">DÉCIMA QUINTA</text:span><text:span text:style-name="T8">.- </text:span><text:span text:style-name="T10">NOTIFICACIÓN DE DAÑOS CAUSADOS POR TERCEROS</text:span><text:span text:style-name="T8">.- El </text:span><text:span text:style-name="T18">“ARRENDATARIO”</text:span><text:span text:style-name="T8"> se obliga a notificar al </text:span><text:span text:style-name="T18">“ARRENDADOR”</text:span><text:span text:style-name="T8"> inmediatamente y por escrito de toda invasión, daño o perjuicio que cualquier personal lleve a cabo abiertamente, o prepare en el inmueble arrendado, haciéndose responsable de los daños y perjuicios que se causen por su omisión.</text:span></text:p>
      <text:p text:style-name="P50"><text:span text:style-name="T8"/></text:p>
      <text:p text:style-name="P50"><text:span text:style-name="T18">DÉCIMA SEXTA</text:span><text:span text:style-name="T8">.- </text:span><text:span text:style-name="T10">DEVOLUCIÓN DEL INMUEBLE</text:span><text:span text:style-name="T8">.- El </text:span><text:span text:style-name="T18">“ARRENDATARIO”</text:span><text:span text:style-name="T8"> reconoce que conforme al artículo 2424 del Código Civil Federal, recibe el inmueble con todas las instalaciones generales y las sanitarias en buen estado y se obliga a devolverlo con el desgaste que corresponde al uso normal de acuerdo con el inventario anexo, mismo que firman los contratantes y forma parte del presente instrumento.</text:span></text:p>
      <text:p text:style-name="P50"><text:soft-page-break/><text:span text:style-name="T8"/></text:p>
      <text:p text:style-name="P50"><text:span text:style-name="T18">DÉCIMA SÉPTIMA</text:span><text:span text:style-name="T8">.-</text:span><text:span text:style-name="T10"> DAÑOS Y PERJUICIOS</text:span><text:span text:style-name="T8">.- El </text:span><text:span text:style-name="T18">“ARRENDATARIO”</text:span><text:span text:style-name="T8"> se obliga a responder <text:s/>de los daños y perjuicios que sufra el inmueble arrendado por su culpa, la de sus familiares o sirvientes, así como en caso de incendio, a no ser que provengan por caso fortuito, fuerza mayor o vicio de construcción, observando para ello lo estipulado en los artículos 2435, 2436, 2437 y 2439 del Código Civil Federal.</text:span></text:p>
      <text:p text:style-name="P50"><text:span text:style-name="T8"><text:tab/></text:span></text:p>
      <text:p text:style-name="P50"><text:span text:style-name="T18">DÉCIMA OCTAVA</text:span><text:span text:style-name="T8">.- </text:span><text:span text:style-name="T10">LEGISLACIÓN Y JURISDICCIÓN</text:span><text:span text:style-name="T8">.- Queda expresamente convenido que en todo lo no previsto en el presente contrato, se estará a lo dispuesto por la Ley Federal del Trabajo y el Código Civil Federal, asimismo, en lo relativo a la interpretación, la ejecución y cumplimiento de las cláusulas del presente contrato, las partes se someterán a la jurisdicción y competencia de la Junta Federal de Conciliación y Arbitraje en la Ciudad de Poza Rica, Veracruz de adscripción del </text:span><text:span text:style-name="T18">“ARRENDATARIO”</text:span><text:span text:style-name="T8">, renunciando el </text:span><text:span text:style-name="T18">“ARRENDATARIO”</text:span><text:span text:style-name="T8"> a cualquier otro fuero que por razón del domicilio, materia o cualquier otra causa pudiera corresponderle. </text:span></text:p>
      <text:p text:style-name="P50"><text:span text:style-name="T8"/></text:p>
      <text:p text:style-name="P50"><text:span text:style-name="T8">Las partes contratantes, enteradas del contenido y alcances de todas y cada una de las cláusulas del presente contrato, se sujetan a las obligaciones que por él contraen, y lo firman al margen de cada una de sus hojas y al calce de la última, en cuatro ejemplares, quedando uno en poder del </text:span><text:span text:style-name="T18">“ARRENDATARIO”</text:span><text:span text:style-name="T8">, y el resto en poder del </text:span><text:span text:style-name="T18">“ARRENDADOR”</text:span><text:span text:style-name="T8">, mismos que se obligan en todos sus términos en la ciudad de <text:s/>Poza Rica, Ver., el día </text:span><text:span text:style-name="T15">04</text:span><text:span text:style-name="T8"> del mes de </text:span><text:span text:style-name="T15">AGOSTO</text:span><text:span text:style-name="T8"> de </text:span><text:span text:style-name="T15">2014</text:span><text:span text:style-name="T8">.</text:span></text:p>
      <text:p text:style-name="P46"><text:span text:style-name="T28"/></text:p>
      <text:p text:style-name="P46"/>
      <text:p text:style-name="P46"><text:span text:style-name="T28"/></text:p>
      <text:p text:style-name="P46"/>
      <text:h text:style-name="P68" text:outline-level="1"/>
      <text:p text:style-name="P65"/>
      <text:p text:style-name="P29"/>
      <text:list text:style-name="L2">
        <text:list-header>
          <text:p text:style-name="P44"/>
        </text:list-header>
      </text:list>
      <text:p text:style-name="P36"/>
      <text:list text:style-name="L3">
        <text:list-header>
          <text:p text:style-name="P7"/>
        </text:list-header>
      </text:list>
      <text:p text:style-name="P64"/>
      <text:p text:style-name="P63"/>
      <text:p text:style-name="P31"/>
      <text:p text:style-name="P31"/>
      <text:p text:style-name="P31"/>
      <text:p text:style-name="P31"/>
      <text:p text:style-name="P31"><text:soft-page-break/></text:p>
      <text:p text:style-name="P6"><text:span text:style-name="T31"/></text:p>
      <table:table table:name="Table3" table:style-name="Table3">
        <table:table-column table:style-name="Table3.A"/>
        <table:table-column table:style-name="Table3.B"/>
        <table:table-row table:style-name="Table3.1">
          <table:table-cell table:style-name="Table3.A1" office:value-type="string">
            <text:p text:style-name="P9"><text:s/></text:p>
            <text:p text:style-name="P9"/>
            <text:p text:style-name="P9">“ARRENDADOR”</text:p>
            <text:p text:style-name="P9"/>
            <text:p text:style-name="P9"/>
            <text:p text:style-name="P13">LIC. RAUL PAZ NERI</text:p>
            <text:p text:style-name="P15">COORDINADOR DE PROYECTOS R.N.</text:p>
            <text:p text:style-name="P15">APODERADO GENERAL</text:p>
            <text:p text:style-name="P21">APODERADO LEGALAPOAO</text:p>
          </table:table-cell>
          <table:table-cell table:style-name="Table3.A1" office:value-type="string">
            <text:p text:style-name="P11"><text:s text:c="18"/>“ARRENDATARIO”</text:p>
            <text:p text:style-name="P9"/>
            <text:p text:style-name="P9"/>
            <text:p text:style-name="P25"><text:span text:style-name="T40"><text:s/></text:span><text:span text:style-name="T40"><text:user-field-get text:name="profesion"/></text:span><text:span text:style-name="T40"><text:user-field-get text:name="nombre"/></text:span></text:p>
            <text:p text:style-name="P18"><text:s text:c="21"/>F-<text:user-field-get text:name="ficha"/></text:p>
          </table:table-cell>
        </table:table-row>
        <table:table-row table:style-name="Table3.1">
          <table:table-cell table:style-name="Table3.A2" table:number-columns-spanned="2" office:value-type="string">
            <text:p text:style-name="P9"/>
            <text:p text:style-name="P9"/>
            <text:p text:style-name="P9">TESTIGOS</text:p>
            <text:p text:style-name="P9"/>
            <text:p text:style-name="P9"/>
            <text:p text:style-name="P9"/>
            <text:p text:style-name="P23"><text:span text:style-name="T41">LIC. DELFINA DE LOURDES CUPIL </text:span><text:bookmark text:name="_GoBack"/><text:span text:style-name="T41">DIAZ</text:span></text:p>
            <text:p text:style-name="P15">SUBGERENTE DE ADMINISTRACIÓN DE PERSONAL POZA RICA</text:p>
            <text:p text:style-name="P19"/>
            <text:p text:style-name="P19"/>
          </table:table-cell>
          <table:covered-table-cell/>
        </table:table-row>
        <table:table-row table:style-name="Table3.1">
          <table:table-cell table:style-name="Table3.A1" office:value-type="string">
            <text:p text:style-name="P13"/>
            <text:p text:style-name="P13"/>
            <text:p text:style-name="P13"/>
            <text:p text:style-name="P13"/>
            <text:p text:style-name="P14">ING. EDGAR ANTONIO SILVA HERNÁNDEZ</text:p>
            <text:p text:style-name="P16">COORDINACIÓN ADMINISTRATIVA DE</text:p>
            <text:p text:style-name="P16">LA SUBDIRECCIÓN DE PRODUCCIÓN </text:p>
            <text:p text:style-name="P16">REGIÓN NORTE.</text:p>
          </table:table-cell>
          <table:table-cell table:style-name="Table3.B3" office:value-type="string">
            <text:p text:style-name="P22"><text:tab/></text:p>
            <text:p text:style-name="P22"/>
            <text:p text:style-name="P22"/>
            <text:p text:style-name="P22"/>
            <text:p text:style-name="P24"><text:span text:style-name="T44"><text:s/></text:span><text:span text:style-name="T33">C.P. JOSÉ LUIS OLMEDO DELGADILLO</text:span></text:p>
            <text:p text:style-name="P17"><text:s text:c="3"/>SUBGERENTE DE ADMINISTRACIÓN </text:p>
            <text:p text:style-name="P15">PATRIMONIAL Y DE SERVICIOS, </text:p>
            <text:p text:style-name="P15">REGION NORTE</text:p>
          </table:table-cell>
        </table:table-row>
      </table:table>
      <text:p text:style-name="P9"/>
      <text:p text:style-name="P9"/>
      <text:p text:style-name="P9"/>
      <text:p text:style-name="P9">SANCIÓN JURÍDICA CONFORME AL OFICIO</text:p>
      <text:p text:style-name="P12">DJ/SJCPP/GJEP/SSJRNPR/ <text:s text:c="17"/>/2014</text:p>
      <text:p text:style-name="P9"/>
      <text:p text:style-name="P10"><text:tab/></text:p>
      <text:p text:style-name="P9"/>
      <text:p text:style-name="P13">LIC. JOSÉ ÁNGEL RAMÍREZ DORANTES</text:p>
      <text:p text:style-name="P15">JEFE DEL ÁREA CONTENCIOSA DE LA SUBGERENCIA</text:p>
      <text:p text:style-name="P15"><text:s/>DE SERVICIOS JURÍDICOS <text:s/>REGIÓN NORESTE POZA RICA </text:p>
      <text:p text:style-name="P2"/>
      <text:p text:style-name="P2"/>
      <text:p text:style-name="P1"><text:span text:style-name="T43">Esta hoja corresponde a la última del Contrato de Arrendamiento de Vivienda para Trabajador </text:span><text:span text:style-name="T40">No. </text:span><text:span text:style-name="T42">232-73000-1-107-2014</text:span><text:span text:style-name="T43">, celebrado entre </text:span><text:span text:style-name="T46">PEMEX EXPLORACIÓN Y PRODUCCIÓN</text:span><text:span text:style-name="T53"> </text:span><text:span text:style-name="T29">y </text:span><text:span text:style-name="T32"><text:user-field-get text:name="nombre"/></text:span><text:span text:style-name="T37">, ficha </text:span><text:span text:style-name="T32"><text:user-field-get text:name="ficha"/></text:span><text:span text:style-name="T29"> con fecha</text:span><text:span text:style-name="T45"> </text:span><text:span text:style-name="T34">04</text:span><text:span text:style-name="T45"> de </text:span><text:span text:style-name="T34">Agosto</text:span><text:span text:style-name="T45"> del </text:span><text:span text:style-name="T34">2014</text:span><text:span text:style-name="T45">.</text:span></text:p>
      <text:p text:style-name="P5"/>
      <text:p text:style-name="P20">HR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1">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2" style:display-name="ListLabel 2" style:family="text">
      <style:text-properties fo:font-weight="normal" style:font-weight-asian="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11">
      <text:list-level-style-number text:level="1" style:num-suffix="." style:num-format="1" text:start-value="2">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9">
      <text:list-level-style-number text:level="1" text:style-name="ListLabel_20_2" style:num-suffix="." style:num-format="1">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6">
      <text:list-level-style-number text:level="1" style:num-suffix=")" style:num-format="a">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master-page-name="">
      <style:table-properties style:width="6.9271in" fo:margin-left="0in" style:page-number="auto" table:align="left" style:shadow="none"/>
    </style:style>
    <style:style style:name="Table2.A" style:family="table-column">
      <style:table-column-properties style:column-width="2.4375in"/>
    </style:style>
    <style:style style:name="Table2.B" style:family="table-column">
      <style:table-column-properties style:column-width="4.4896in"/>
    </style:style>
    <style:style style:name="Table2.1" style:family="table-row">
      <style:table-row-properties style:min-row-height="0.625in"/>
    </style:style>
    <style:style style:name="Table2.A1" style:family="table-cell">
      <style:table-cell-properties fo:background-color="transparent" fo:padding="0.0382in" fo:border="none">
        <style:background-image/>
      </style:table-cell-properties>
    </style:style>
    <style:style style:name="MP1" style:family="paragraph" style:parent-style-name="Table_20_Contents">
      <style:paragraph-properties fo:text-align="start" style:justify-single-word="false"/>
      <style:text-properties style:font-name="Arial Narrow" fo:font-size="11pt" style:font-size-asian="11pt" style:font-size-complex="11pt"/>
    </style:style>
    <style:style style:name="MP2"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MP3" style:family="paragraph" style:parent-style-name="Table_20_Contents">
      <style:paragraph-properties fo:text-align="center" style:justify-single-word="false"/>
      <style:text-properties style:font-name="Arial Narrow" fo:font-size="9pt" style:font-size-asian="9pt" style:font-size-complex="9pt"/>
    </style:style>
    <style:style style:name="MP4"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MT1" style:family="text">
      <style:text-properties fo:font-weight="bold" style:font-weight-asian="bold" style:font-weight-complex="bold"/>
    </style:style>
    <style:style style:name="MT2" style:family="text">
      <style:text-properties fo:background-color="#ffff00"/>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draw:frame draw:style-name="Mfr1" draw:name="graphics1" text:anchor-type="paragraph" svg:width="1.6602in" svg:height="0.4673in" draw:z-index="0"><draw:image xlink:href="Pictures/10000000000000960000003B539D8A11.jpg" xlink:type="simple" xlink:show="embed" xlink:actuate="onLoad"/></draw:frame></text:p>
            </table:table-cell>
            <table:table-cell table:style-name="Table2.A1" office:value-type="string">
              <text:p text:style-name="MP2">SUBDIRECCIÓN Y ADMINISTRACIÓN DE FINANZAS</text:p>
              <text:p text:style-name="MP2">GERENCIA DE SUMINISTROS Y SERVICIOS ADMINISTRATIVOS REGIÓN NORTE</text:p>
              <text:p text:style-name="MP3"><text:span text:style-name="MT1">SUBGERENCIA DE ADMÓN. PATRIMONIAL Y DE SERVICIOS</text:span></text:p>
            </table:table-cell>
          </table:table-row>
        </table:table>
        <text:p text:style-name="MP4">Contrato de Arrendamiento No. <text:span text:style-name="MT2">232-73000-1-107-201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creation-date>2014-11-19T09:35:38.998772715</meta:creation-date>
    <meta:editing-duration>PT3H51M1S</meta:editing-duration>
    <meta:editing-cycles>82</meta:editing-cycles>
    <meta:generator>LibreOffice/4.1.3.2$Linux_X86_64 LibreOffice_project/410m0$Build-2</meta:generator>
    <meta:initial-creator>Samuel Vanoye</meta:initial-creator>
    <dc:date>2014-11-19T13:30:55.221238799</dc:date>
    <dc:creator>Samuel Vanoye</dc:creator>
    <meta:document-statistic meta:table-count="3" meta:image-count="1" meta:object-count="0" meta:page-count="9" meta:paragraph-count="118" meta:word-count="3194" meta:character-count="20358" meta:non-whitespace-character-count="17128"/>
  </office:meta>
</office:document-meta>
</file>